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81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4" draw:text-style-name="P3" svg:width="4.86cm" svg:height="1.036cm" svg:x="0.104cm" svg:y="0.191cm"><draw:text-box><text:p><text:span text:style-name="T2">RIOU Thibault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1</text:span></text:p><text:p><text:span text:style-name="T2">Date du daily scrum : 08/10/14</text:span></text:p></draw:text-box></draw:frame><draw:frame text:anchor-type="paragraph" draw:z-index="5" draw:style-name="gr5" draw:text-style-name="P3" svg:width="16.909cm" svg:height="6.231cm" svg:x="0.056cm" svg:y="3.295cm"><draw:text-box><text:p><text:span text:style-name="T2">J'ai commencé à implémenter une première application de reconnaissance d'objet pour la table</text:span></text:p></draw:text-box></draw:frame><draw:frame text:anchor-type="paragraph" draw:z-index="6" draw:style-name="gr5" draw:text-style-name="P3" svg:width="16.909cm" svg:height="6.231cm" svg:x="0.009cm" svg:y="11.185cm"><draw:text-box><text:p><text:span text:style-name="T2">Mettre à jour le burndown chart, le kanban, le wiki et m'assurer que tout les documents Scrum ont été envoyés.</text:span></text:p></draw:text-box></draw:frame><draw:frame text:anchor-type="paragraph" draw:z-index="7" draw:style-name="gr5" draw:text-style-name="P3" svg:width="16.909cm" svg:height="6.231cm" svg:x="0.009cm" svg:y="19.339cm"><draw:text-box><text:p><text:span text:style-name="T2">Problème lors de l'implémentation de la première application, celle-ci reconnaissait bien l'objet mais n'adoptait pas le comportement attendu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8T15:28:41.576000000</dc:date>
    <meta:editing-duration>PT14M4S</meta:editing-duration>
    <meta:editing-cycles>5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